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margin-left="0.635cm" fo:margin-right="0cm" fo:line-height="100%" fo:text-indent="0cm" style:auto-text-indent="false"/>
    </style:style>
    <style:style style:name="P4" style:family="paragraph" style:parent-style-name="Standard" style:master-page-name="Standard">
      <style:paragraph-properties fo:line-height="100%" style:page-number="auto"/>
    </style:style>
    <style:style style:name="P5" style:family="paragraph" style:parent-style-name="List_20_Paragraph">
      <style:paragraph-properties fo:line-height="100%"/>
    </style:style>
    <style:style style:name="P6" style:family="paragraph" style:parent-style-name="List_20_Paragraph" style:list-style-name="WWNum1">
      <style:paragraph-properties fo:line-height="100%"/>
    </style:style>
    <style:style style:name="P7" style:family="paragraph" style:parent-style-name="List_20_Paragraph" style:list-style-name="WWNum11">
      <style:paragraph-properties fo:line-height="100%"/>
    </style:style>
    <style:style style:name="P8" style:family="paragraph" style:parent-style-name="List_20_Paragraph" style:list-style-name="WWNum12">
      <style:paragraph-properties fo:line-height="100%"/>
    </style:style>
    <style:style style:name="P9" style:family="paragraph" style:parent-style-name="List_20_Paragraph" style:list-style-name="WWNum3">
      <style:paragraph-properties fo:line-height="100%"/>
    </style:style>
    <style:style style:name="P10" style:family="paragraph" style:parent-style-name="List_20_Paragraph" style:list-style-name="WWNum4">
      <style:paragraph-properties fo:line-height="100%"/>
    </style:style>
    <style:style style:name="P11" style:family="paragraph" style:parent-style-name="List_20_Paragraph" style:list-style-name="WWNum5">
      <style:paragraph-properties fo:line-height="100%"/>
    </style:style>
    <style:style style:name="P12" style:family="paragraph" style:parent-style-name="List_20_Paragraph" style:list-style-name="WWNum6">
      <style:paragraph-properties fo:line-height="100%"/>
    </style:style>
    <style:style style:name="P13" style:family="paragraph" style:parent-style-name="List_20_Paragraph" style:list-style-name="WWNum8">
      <style:paragraph-properties fo:line-height="100%"/>
    </style:style>
    <style:style style:name="P14" style:family="paragraph" style:parent-style-name="List_20_Paragraph" style:list-style-name="WWNum9">
      <style:paragraph-properties fo:line-height="100%"/>
    </style:style>
    <style:style style:name="P15" style:family="paragraph" style:parent-style-name="List_20_Paragraph" style:list-style-name="WWNum13">
      <style:paragraph-properties fo:line-height="100%"/>
    </style:style>
    <style:style style:name="P16" style:family="paragraph" style:parent-style-name="List_20_Paragraph" style:list-style-name="WWNum15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color="#e36c0a"/>
    </style:style>
    <style:style style:name="T6" style:family="text">
      <style:text-properties fo:color="#e36c0a" fo:font-weight="bold" style:font-weight-asian="bold"/>
    </style:style>
    <style:style style:name="T7" style:family="text">
      <style:text-properties fo:text-transform="uppercase"/>
    </style:style>
    <style:style style:name="T8" style:family="text">
      <style:text-properties fo:text-transform="uppercase" fo:color="#ff0000" fo:font-weight="bold" style:font-weight-asian="bold"/>
    </style:style>
    <style:style style:name="T9" style:family="text">
      <style:text-properties fo:text-transform="uppercase" fo:language="en" fo:country="US"/>
    </style:style>
    <style:style style:name="T10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Везде:</text:span></text:p>
      <text:list xml:id="list8619183683968238473" text:style-name="WWNum1">
        <text:list-item>
          <text:p text:style-name="P6"><text:span text:style-name="T4">+ </text:span>в подвале получится не делить на две строчки этот текст? «г. Москва ул. Вешних Вод, владение 4, строение 9»</text:p>
        </text:list-item>
        <text:list-item>
          <text:p text:style-name="P6"><text:span text:style-name="T4">+ </text:span>нет блока снизу с просмотренными товарами и т.д.</text:p>
        </text:list-item>
        <text:list-item>
          <text:p text:style-name="P6"><text:span text:style-name="T4">+ </text:span>обновить логотип</text:p>
        </text:list-item>
      </text:list>
      <text:p text:style-name="P5"/>
      <text:p text:style-name="P1"><text:span text:style-name="T1">brand_items:</text:span></text:p>
      <text:list xml:id="list4909714885858108385" text:style-name="WWNum11">
        <text:list-item>
          <text:p text:style-name="P7"><text:span text:style-name="T4">+ </text:span>в таблице после ГАБАРИТЫ дописать <text:span text:style-name="T3">, мм</text:span></text:p>
        </text:list-item>
        <text:list-item>
          <text:p text:style-name="P7"><text:span text:style-name="T4">+ (</text:span><text:span text:style-name="T10">я не знаю как вы будете делать это битриксом=</text:span><text:span text:style-name="T4">) </text:span>в таблице <text:s/>в столбце НАИМЕНОВАНИЕ делить текст на строчки так:</text:p>
        </text:list-item>
      </text:list>
      <text:p text:style-name="P3">Комплект для напольной</text:p>
      <text:p text:style-name="P3">установки конвектора </text:p>
      <text:p text:style-name="P3">TMS 06.WFS серии PF 1</text:p>
      <text:list xml:id="list6489288362352864659" text:style-name="WWNum12">
        <text:list-item>
          <text:p text:style-name="P8">+ в таблице в столбце МОЩНОСТЬ удалить <text:span text:style-name="T3">холод/тепло</text:span></text:p>
        </text:list-item>
      </text:list>
      <text:p text:style-name="P2"/>
      <text:p text:style-name="P1"><text:span text:style-name="T1">cart:</text:span></text:p>
      <text:list xml:id="list1548783953559318730" text:style-name="WWNum3">
        <text:list-item>
          <text:p text:style-name="P9">+ Оформление заказа: нет пункта <text:span text:style-name="T3">Email:*</text:span></text:p>
        </text:list-item>
        <text:list-item>
          <text:p text:style-name="P9">+ Под Оформлением нет <text:span text:style-name="T3">К оплате: …</text:span></text:p>
        </text:list-item>
        <text:list-item>
          <text:p text:style-name="P9">+ САМОВЫВОЗ: очень длинная строка выбора города</text:p>
        </text:list-item>
      </text:list>
      <text:p text:style-name="P1"/>
      <text:p text:style-name="P1"><text:span text:style-name="T1">cat_sections:</text:span></text:p>
      <text:list xml:id="list2598803071727409577" text:style-name="WWNum4">
        <text:list-item>
          <text:p text:style-name="P10"><text:span text:style-name="T10">+ </text:span><text:span text:style-name="T4">H</text:span>1 – написать <text:span text:style-name="T3">КАТАЛОГ ТОВАРОВ</text:span></text:p>
        </text:list-item>
        <text:list-item>
          <text:p text:style-name="P10">+ Место под иконки размером <text:span text:style-name="T3">50x50px</text:span></text:p>
        </text:list-item>
      </text:list>
      <text:p text:style-name="P1"/>
      <text:p text:style-name="P1"><text:span text:style-name="T1">Catalog:</text:span></text:p>
      <text:list xml:id="list3498344596309453880" text:style-name="WWNum5">
        <text:list-item>
          <text:p text:style-name="P11">+ Иконки ПРИМЕНИТЬ и СБРОСИТЬ сделать одной ширины</text:p>
        </text:list-item>
        <text:list-item>
          <text:p text:style-name="P11">(ораньжевая полоска подсказывает в каком диапазоне цен отфильтрованы товары по другим свойствам) В фильтре ЦЕНА <text:span text:style-name="T6">оранжевая</text:span><text:span text:style-name="T5"> </text:span>полоска двигается вместе с правым курсором</text:p>
        </text:list-item>
        <text:list-item>
          <text:p text:style-name="P11">+ Кнопку <text:span text:style-name="T8">показать еще 20 товаров</text:span><text:span text:style-name="T2"> </text:span>большими буквами</text:p>
        </text:list-item>
      </text:list>
      <text:p text:style-name="P1"/>
      <text:p text:style-name="P1"><text:span text:style-name="T1">catalog_item:</text:span></text:p>
      <text:list xml:id="list4009382248722568173" text:style-name="WWNum6">
        <text:list-item>
          <text:p text:style-name="P12">иконки ПЕЧАТЬ, КОРЗИНА, САМОВЫВОЗ и ДОСТАВКА другие в макете</text:p>
        </text:list-item>
        <text:list-item>
          <text:p text:style-name="P12"><text:soft-page-break/><text:span text:style-name="T8">(мы много чего перенесли потому что это не заадаптивить так как нарисовано) С этим товаром покупают</text:span><text:span text:style-name="T2"> </text:span>перенесли </text:p>
        </text:list-item>
        <text:list-item>
          <text:p text:style-name="P12">+(все как в макете) Текст зеленый про<text:span text:style-name="T7"> внимание </text:span>кажется не<text:span text:style-name="T7"> </text:span><text:span text:style-name="T9">ARIAL</text:span><text:span text:style-name="T7"> </text:span><text:span text:style-name="T9">BOLD</text:span></text:p>
        </text:list-item>
        <text:list-item>
          <text:p text:style-name="P12">+ (увелилил расстояние, добавил ссылки <text:span text:style-name="T4">rel nofollow target blank</text:span>) Может логотипы транспортных компаний отодвинуть немного друг от друга и сделать при нажатии с открытием в новом окне их сайтов?</text:p>
        </text:list-item>
        <text:list-item>
          <text:p text:style-name="P12">+ (не отрисованы — добавил такие же как на странице отзывов) Отзывы можно добавить</text:p>
        </text:list-item>
      </text:list>
      <text:p text:style-name="P1"/>
      <text:p text:style-name="P1"/>
      <text:p text:style-name="P1"><text:span text:style-name="T1">Delivery:</text:span></text:p>
      <text:list xml:id="list6186154762190763262" text:style-name="WWNum8">
        <text:list-item>
          <text:p text:style-name="P13"><text:span text:style-name="T4">+ </text:span>Текст на кнопках большими буквами</text:p>
        </text:list-item>
        <text:list-item>
          <text:p text:style-name="P13"><text:span text:style-name="T4">+ (</text:span><text:span text:style-name="T10">как в карточке товара</text:span><text:span text:style-name="T4">) </text:span>Может логотипы транспортных компаний отодвинуть немного друг от друга и сделать при нажатии с открытием в новом окне их сайтов?</text:p>
        </text:list-item>
      </text:list>
      <text:p text:style-name="P1"><text:span text:style-name="T1">Index:</text:span></text:p>
      <text:list xml:id="list2717536448986958556" text:style-name="WWNum9">
        <text:list-item>
          <text:p text:style-name="P14">+ Каталог должен быть на главной странице открытым и место под иконки 24x24px</text:p>
        </text:list-item>
        <text:list-item>
          <text:p text:style-name="P14">+ Баннер верной высоты?<text:bookmark text:name="_GoBack"/></text:p>
        </text:list-item>
        <text:list-item>
          <text:p text:style-name="P14">+ Точки на баннере можно мельче</text:p>
        </text:list-item>
      </text:list>
      <text:p text:style-name="P5"/>
      <text:p text:style-name="P1"><text:span text:style-name="T1">Login:</text:span></text:p>
      <text:list xml:id="list1514029362380044193" text:style-name="WWNum13">
        <text:list-item>
          <text:p text:style-name="P15">+ (жирность и текст правильные, длину поправил) На кнопках не тот текст и жирность, а также длинна иконок</text:p>
        </text:list-item>
        <text:list-item>
          <text:p text:style-name="P15">+ Телефон при нажатии в формате +7 (___)___-__-__</text:p>
        </text:list-item>
      </text:list>
      <text:p text:style-name="P1"/>
      <text:p text:style-name="P1"><text:span text:style-name="T1">reviews:</text:span></text:p>
      <text:list xml:id="list3529068389932565599" text:style-name="WWNum15">
        <text:list-item>
          <text:p text:style-name="P16">(есть) Нет звезд у отзыво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ru" style:country-asian="RU" style:font-weight-asian="bold" style:font-size-complex="18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size-asian="18pt" style:language-asian="ru" style:country-asian="RU" style:font-weight-asian="bold" style:font-name-complex="Times New Roman1" style:font-size-complex="18pt" style:font-weight-complex="bold"/>
    </style:style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зде:</dc:title>
    <meta:initial-creator>Евгения</meta:initial-creator>
    <meta:editing-cycles>4</meta:editing-cycles>
    <meta:creation-date>2017-08-09T08:07:00</meta:creation-date>
    <dc:date>2017-08-09T16:35:22.93</dc:date>
    <meta:editing-duration>PT50M30S</meta:editing-duration>
    <meta:generator>OpenOffice/4.1.1$Win32 OpenOffice.org_project/411m6$Build-9775</meta:generator>
    <meta:document-statistic meta:table-count="0" meta:image-count="0" meta:object-count="0" meta:page-count="2" meta:paragraph-count="40" meta:word-count="351" meta:character-count="20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